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layout-cache" manifest:media-type="application/binary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Thumbnails/thumbnail.png" manifest:media-type="image/png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0" manifest:media-type=""/>
  <manifest:file-entry manifest:full-path="ObjectReplacements/Object 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"/>
  <manifest:file-entry manifest:full-path="ObjectReplacements/Object 25" manifest:media-type="application/x-openoffice-gdimetafile;windows_formatname=&quot;GDIMetaFile&quot;"/>
  <manifest:file-entry manifest:full-path="ObjectReplacements/Object 13" manifest:media-type="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1" svg:font-family="Calibri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25.689cm" table:align="left"/>
    </style:style>
    <style:style style:name="Tabla1.A" style:family="table-column">
      <style:table-column-properties style:column-width="12.85cm"/>
    </style:style>
    <style:style style:name="Tabla1.B" style:family="table-column">
      <style:table-column-properties style:column-width="12.839cm"/>
    </style:style>
    <style:style style:name="Tabla1.1" style:family="table-row">
      <style:table-row-properties style:min-row-height="16.909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P1" style:family="paragraph" style:parent-style-name="Standard">
      <style:paragraph-properties fo:line-height="100%"/>
      <style:text-properties style:font-name="Calibri" style:text-underline-style="none" fo:font-weight="bold" officeooo:rsid="001d5701" officeooo:paragraph-rsid="001a7fc5" style:font-weight-asian="bold" style:font-weight-complex="bold"/>
    </style:style>
    <style:style style:name="P2" style:family="paragraph" style:parent-style-name="Standard">
      <style:paragraph-properties fo:line-height="150%"/>
      <style:text-properties style:font-name="Calibri" fo:font-size="10pt" fo:language="ca" fo:country="ES" style:text-underline-style="solid" style:text-underline-width="auto" style:text-underline-color="font-color" fo:font-weight="bold" officeooo:rsid="001a7fc5" officeooo:paragraph-rsid="001d5701" style:font-size-asian="10pt" style:font-weight-asian="bold" style:font-size-complex="10pt" style:font-weight-complex="bold"/>
    </style:style>
    <style:style style:name="P3" style:family="paragraph" style:parent-style-name="Standard">
      <style:paragraph-properties fo:line-height="150%"/>
      <style:text-properties style:font-name="Calibri" fo:font-size="10pt" fo:language="ca" fo:country="ES" style:text-underline-style="none" fo:font-weight="bold" officeooo:rsid="001a7fc5" officeooo:paragraph-rsid="001e51e0" style:font-size-asian="10pt" style:font-weight-asian="bold" style:font-size-complex="10pt" style:font-weight-complex="bold"/>
    </style:style>
    <style:style style:name="P4" style:family="paragraph" style:parent-style-name="Standard">
      <style:paragraph-properties fo:line-height="150%"/>
      <style:text-properties style:font-name="Calibri" fo:font-size="10pt" fo:language="ca" fo:country="ES" style:text-underline-style="none" fo:font-weight="bold" officeooo:rsid="001a7fc5" officeooo:paragraph-rsid="001d5701" style:font-size-asian="10pt" style:font-weight-asian="bold" style:font-size-complex="10pt" style:font-weight-complex="bold"/>
    </style:style>
    <style:style style:name="P5" style:family="paragraph" style:parent-style-name="Standard">
      <style:paragraph-properties fo:line-height="150%"/>
      <style:text-properties style:font-name="Calibri" fo:font-size="10pt" fo:language="ca" fo:country="ES" style:text-underline-style="none" fo:font-weight="normal" officeooo:rsid="001a7fc5" officeooo:paragraph-rsid="001e51e0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line-height="150%" fo:text-align="start" style:justify-single-word="false"/>
      <style:text-properties style:font-name="Calibri" fo:font-size="10pt" fo:language="ca" fo:country="ES" officeooo:rsid="001d5701" officeooo:paragraph-rsid="001d5701" style:font-size-asian="10pt" style:font-size-complex="10pt"/>
    </style:style>
    <style:style style:name="P7" style:family="paragraph" style:parent-style-name="Table_20_Contents">
      <style:paragraph-properties fo:line-height="150%" fo:text-align="start" style:justify-single-word="false"/>
      <style:text-properties style:font-name="Calibri" fo:font-size="10pt" fo:language="ca" fo:country="ES" style:text-underline-style="none" fo:font-weight="bold" officeooo:rsid="001d5701" officeooo:paragraph-rsid="001e51e0" style:font-size-asian="10pt" style:font-weight-asian="bold" style:font-size-complex="10pt" style:font-weight-complex="bold"/>
    </style:style>
    <style:style style:name="P8" style:family="paragraph" style:parent-style-name="Table_20_Contents">
      <style:text-properties style:font-name="Calibri" fo:font-size="10pt" fo:language="ca" fo:country="ES" style:text-underline-style="none" fo:font-weight="normal" officeooo:rsid="001e51e0" officeooo:paragraph-rsid="00202fa3" style:font-size-asian="8.75pt" style:font-weight-asian="normal" style:font-size-complex="10pt" style:font-weight-complex="normal"/>
    </style:style>
    <style:style style:name="P9" style:family="paragraph" style:parent-style-name="Table_20_Contents">
      <style:text-properties style:font-name="Calibri" fo:font-size="10pt" fo:language="ca" fo:country="ES" style:text-underline-style="none" fo:font-weight="normal" officeooo:rsid="00215736" officeooo:paragraph-rsid="00215736" style:font-size-asian="8.75pt" style:font-weight-asian="normal" style:font-size-complex="10pt" style:font-weight-complex="normal"/>
    </style:style>
    <style:style style:name="P10" style:family="paragraph" style:parent-style-name="Table_20_Contents">
      <style:text-properties style:font-name="Calibri" fo:font-size="10pt" fo:language="ca" fo:country="ES" style:text-underline-style="solid" style:text-underline-width="auto" style:text-underline-color="font-color" fo:font-weight="bold" officeooo:rsid="001e51e0" officeooo:paragraph-rsid="001e51e0" style:font-size-asian="8.75pt" style:font-weight-asian="bold" style:font-size-complex="10pt" style:font-weight-complex="bold"/>
    </style:style>
    <style:style style:name="T1" style:family="text">
      <style:text-properties style:font-name="Calibri1"/>
    </style:style>
    <style:style style:name="T2" style:family="text">
      <style:text-properties style:font-name="Calibri1" fo:font-weight="normal" style:font-weight-asian="normal" style:font-weight-complex="normal"/>
    </style:style>
    <style:style style:name="T3" style:family="text">
      <style:text-properties style:font-name="Calibri1" fo:font-weight="normal" officeooo:rsid="001c0479" style:font-weight-asian="normal" style:font-weight-complex="normal"/>
    </style:style>
    <style:style style:name="T4" style:family="text">
      <style:text-properties style:font-name="Calibri1" fo:font-weight="normal" officeooo:rsid="001d5701" style:font-weight-asian="normal" style:font-weight-complex="normal"/>
    </style:style>
    <style:style style:name="T5" style:family="text">
      <style:text-properties style:font-name="Calibri1" fo:font-weight="normal" officeooo:rsid="001e51e0" style:font-weight-asian="normal" style:font-weight-complex="normal"/>
    </style:style>
    <style:style style:name="T6" style:family="text">
      <style:text-properties style:font-name="Calibri1" officeooo:rsid="001c0479"/>
    </style:style>
    <style:style style:name="T7" style:family="text">
      <style:text-properties style:font-name="Calibri1" fo:font-weight="bold" officeooo:rsid="001a7fc5" style:font-size-asian="10pt" style:font-weight-asian="bold" style:font-weight-complex="bold"/>
    </style:style>
    <style:style style:name="T8" style:family="text">
      <style:text-properties style:font-name="Calibri1" fo:font-weight="bold" officeooo:rsid="00202fa3" style:font-size-asian="10pt" style:font-weight-asian="bold" style:font-weight-complex="bold"/>
    </style:style>
    <style:style style:name="T9" style:family="text">
      <style:text-properties style:font-name="Calibri1" fo:font-weight="bold" officeooo:rsid="001c0479" style:font-size-asian="10pt" style:font-weight-asian="bold" style:font-weight-complex="bold"/>
    </style:style>
    <style:style style:name="T10" style:family="text">
      <style:text-properties style:font-name="Calibri1" fo:font-weight="bold" officeooo:rsid="0022a8ef" style:font-size-asian="10pt" style:font-weight-asian="bold" style:font-weight-complex="bold"/>
    </style:style>
    <style:style style:name="T11" style:family="text">
      <style:text-properties style:font-name="Calibri1" style:font-size-asian="10pt"/>
    </style:style>
    <style:style style:name="T12" style:family="text">
      <style:text-properties style:font-name="Calibri1" officeooo:rsid="00202fa3" style:font-size-asian="10pt"/>
    </style:style>
    <style:style style:name="T13" style:family="text">
      <style:text-properties style:font-name="Calibri1" officeooo:rsid="001a7fc5" style:font-size-asian="10pt"/>
    </style:style>
    <style:style style:name="T14" style:family="text">
      <style:text-properties style:font-name="Calibri1" officeooo:rsid="001c0479" style:font-size-asian="10pt"/>
    </style:style>
    <style:style style:name="T15" style:family="text">
      <style:text-properties style:font-name="Calibri1" officeooo:rsid="001d5701" style:font-size-asian="10pt"/>
    </style:style>
    <style:style style:name="T16" style:family="text">
      <style:text-properties style:font-name="Calibri1" officeooo:rsid="0022a8ef" style:font-size-asian="10pt"/>
    </style:style>
    <style:style style:name="T17" style:family="text">
      <style:text-properties style:font-name="Calibri1" fo:font-size="8pt" fo:font-weight="normal" officeooo:rsid="001e51e0" style:font-size-asian="8pt" style:font-weight-asian="normal" style:font-size-complex="8pt" style:font-weight-complex="normal"/>
    </style:style>
    <style:style style:name="T18" style:family="text">
      <style:text-properties style:font-name="Calibri1" fo:font-size="8pt" officeooo:rsid="0022a8ef" style:font-size-asian="8pt" style:font-size-complex="8pt"/>
    </style:style>
    <style:style style:name="T19" style:family="text">
      <style:text-properties style:font-name="Calibri" fo:font-size="10pt" fo:language="ca" fo:country="ES" style:text-underline-style="none" fo:font-weight="normal" officeooo:rsid="00215736" style:font-size-asian="8.75pt" style:font-weight-asian="normal" style:font-size-complex="10pt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officeooo:rsid="001d5701"/>
    </style:style>
    <style:style style:name="T23" style:family="text">
      <style:text-properties officeooo:rsid="00202fa3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Intervals de Confiança</text:p>
            <text:p text:style-name="P3"><text:span text:style-name="T20">- Per a la mitjana</text:span> <text:span text:style-name="T1">μ</text:span><text:span text:style-name="T2">, </text:span><text:span text:style-name="T4">on</text:span><text:span text:style-name="T2"> </text:span><text:span text:style-name="T1">σ</text:span><text:span text:style-name="T2"> és coneguda <text:s text:c="5"/>- Per a la mitjana </text:span><text:span text:style-name="T1">μ</text:span><text:span text:style-name="T2">, </text:span><text:span text:style-name="T4">on</text:span><text:span text:style-name="T2"> <text:s/></text:span><text:span text:style-name="T1">σ</text:span><text:span text:style-name="T2"> és desconeguda</text:span></text:p>
            <text:p text:style-name="P4"><text:span text:style-name="T2"><draw:frame draw:style-name="fr1" draw:name="Objeto1" text:anchor-type="as-char" svg:y="-0.672cm" svg:width="4.087cm" svg:height="1.011cm" draw:z-index="0"><draw:object xlink:href="./Object 2" xlink:type="simple" xlink:show="embed" xlink:actuate="onLoad"/><draw:image xlink:href="./ObjectReplacements/Object 2" xlink:type="simple" xlink:show="embed" xlink:actuate="onLoad"/><svg:desc>fórmula</svg:desc></draw:frame></text:span><text:span text:style-name="T5">[normal]</text:span><text:span text:style-name="T2"><draw:frame draw:style-name="fr1" draw:name="Objeto2" text:anchor-type="as-char" svg:y="-0.737cm" svg:width="4.641cm" svg:height="1.032cm" draw:z-index="9"><draw:object xlink:href="./Object 3" xlink:type="simple" xlink:show="embed" xlink:actuate="onLoad"/><draw:image xlink:href="./ObjectReplacements/Object 3" xlink:type="simple" xlink:show="embed" xlink:actuate="onLoad"/><svg:desc>fórmula</svg:desc></draw:frame></text:span><text:span text:style-name="T5">[t-Student]</text:span></text:p>
            <text:p text:style-name="P3"><text:span text:style-name="T2">- Per a la </text:span><text:span text:style-name="T4">variància</text:span><text:span text:style-name="T2"> </text:span><text:span text:style-name="T1">σ <text:s text:c="26"/></text:span><text:span text:style-name="T2">- </text:span><text:span text:style-name="T3">Per a la proporció </text:span><text:span text:style-name="T6">p</text:span></text:p>
            <text:p text:style-name="P4"><text:span text:style-name="T2"><draw:frame draw:style-name="fr1" draw:name="Objeto3" text:anchor-type="as-char" svg:y="-0.803cm" svg:width="2.477cm" svg:height="1.132cm" draw:z-index="1"><draw:object xlink:href="./Object 4" xlink:type="simple" xlink:show="embed" xlink:actuate="onLoad"/><draw:image xlink:href="./ObjectReplacements/Object 4" xlink:type="simple" xlink:show="embed" xlink:actuate="onLoad"/><svg:desc>fórmula</svg:desc></draw:frame></text:span><text:span text:style-name="T2"> </text:span><text:span text:style-name="T5">[Khi^2]</text:span><text:span text:style-name="T2"> <text:s text:c="13"/></text:span><text:span text:style-name="T2"><draw:frame draw:style-name="fr1" draw:name="Objeto4" text:anchor-type="as-char" svg:y="-0.78cm" svg:width="5.867cm" svg:height="0.998cm" draw:z-index="8"><draw:object xlink:href="./Object 5" xlink:type="simple" xlink:show="embed" xlink:actuate="onLoad"/><draw:image xlink:href="./ObjectReplacements/Object 5" xlink:type="simple" xlink:show="embed" xlink:actuate="onLoad"/><svg:desc>fórmula</svg:desc></draw:frame></text:span><text:span text:style-name="T5">[normal]</text:span></text:p>
            <text:p text:style-name="P4"><text:span text:style-name="T3">- Per a mostres grans (n &gt; 30)</text:span></text:p>
            <text:p text:style-name="P4"><text:span text:style-name="T3"><draw:frame draw:style-name="fr1" draw:name="Objeto5" text:anchor-type="as-char" svg:y="-0.737cm" svg:width="4.593cm" svg:height="1.03cm" draw:z-index="2"><draw:object xlink:href="./Object 6" xlink:type="simple" xlink:show="embed" xlink:actuate="onLoad"/><draw:image xlink:href="./ObjectReplacements/Object 6" xlink:type="simple" xlink:show="embed" xlink:actuate="onLoad"/><svg:desc>fórmula</svg:desc></draw:frame></text:span><text:span text:style-name="T17">[normal]</text:span></text:p>
            <text:p text:style-name="P4"><text:span text:style-name="T3">- Per a dues mostres, dades aparellades (Restar/Sumar mostres)</text:span></text:p>
            <text:p text:style-name="P4"><text:span text:style-name="T3"><draw:frame draw:style-name="fr1" draw:name="Objeto6" text:anchor-type="as-char" svg:y="-0.737cm" svg:width="4.905cm" svg:height="0.93cm" draw:z-index="3"><draw:object xlink:href="./Object 7" xlink:type="simple" xlink:show="embed" xlink:actuate="onLoad"/><draw:image xlink:href="./ObjectReplacements/Object 7" xlink:type="simple" xlink:show="embed" xlink:actuate="onLoad"/><svg:desc>fórmula</svg:desc></draw:frame></text:span><text:span text:style-name="T17">[t-Student]</text:span></text:p>
            <text:p text:style-name="P4"><text:span text:style-name="T3">- Per a dues mostres, no aparellades. Per a </text:span><text:span text:style-name="T1">μ</text:span><text:span text:style-name="T6">x –</text:span><text:span text:style-name="T3"> </text:span><text:span text:style-name="T1">μ</text:span><text:span text:style-name="T6">y</text:span><text:span text:style-name="T3">, </text:span><text:span text:style-name="T4">on</text:span><text:span text:style-name="T3"> </text:span><text:span text:style-name="T1">σ</text:span><text:span text:style-name="T6">x</text:span><text:span text:style-name="T3"> i </text:span><text:span text:style-name="T1">σ</text:span><text:span text:style-name="T6">y</text:span><text:span text:style-name="T3"> conegudes</text:span></text:p>
            <text:p text:style-name="P4"><text:span text:style-name="T3"><draw:frame draw:style-name="fr1" draw:name="Objeto7" text:anchor-type="as-char" svg:y="-0.974cm" svg:width="6.565cm" svg:height="1.184cm" draw:z-index="4"><draw:object xlink:href="./Object 8" xlink:type="simple" xlink:show="embed" xlink:actuate="onLoad"/><draw:image xlink:href="./ObjectReplacements/Object 8" xlink:type="simple" xlink:show="embed" xlink:actuate="onLoad"/><svg:desc>fórmula</svg:desc></draw:frame></text:span><text:span text:style-name="T17">[normal]</text:span></text:p>
            <text:p text:style-name="P4"><text:span text:style-name="T3">- Per a dues mostres, no aparellades. Per a </text:span><text:span text:style-name="T1">μ</text:span><text:span text:style-name="T6">x –</text:span><text:span text:style-name="T3"> </text:span><text:span text:style-name="T1">μ</text:span><text:span text:style-name="T6">y</text:span><text:span text:style-name="T3">, </text:span><text:span text:style-name="T4">on</text:span><text:span text:style-name="T3"> </text:span><text:span text:style-name="T1">σ</text:span><text:span text:style-name="T6">x</text:span><text:span text:style-name="T3"> i </text:span><text:span text:style-name="T1">σ</text:span><text:span text:style-name="T6">y</text:span><text:span text:style-name="T3"> desconegudes i iguals</text:span></text:p>
            <text:p text:style-name="P4"><text:span text:style-name="T3"><draw:frame draw:style-name="fr1" draw:name="Objeto8" text:anchor-type="as-char" svg:y="-0.905cm" svg:width="10.966cm" svg:height="1.104cm" draw:z-index="5"><draw:object xlink:href="./Object 9" xlink:type="simple" xlink:show="embed" xlink:actuate="onLoad"/><draw:image xlink:href="./ObjectReplacements/Object 9" xlink:type="simple" xlink:show="embed" xlink:actuate="onLoad"/></draw:frame></text:span><text:span text:style-name="T17">[t-Student]</text:span></text:p>
            <text:p text:style-name="P5">- <text:span text:style-name="T22">DISTRIBUCIONS <text:s text:c="49"/>- DESVIACIÓ MOSTRAL</text:span></text:p>
            <text:p text:style-name="P6">Normal:<draw:frame draw:style-name="fr1" draw:name="Objeto9" text:anchor-type="as-char" svg:y="-0.686cm" svg:width="3.261cm" svg:height="0.907cm" draw:z-index="6"><draw:object xlink:href="./Object 10" xlink:type="simple" xlink:show="embed" xlink:actuate="onLoad"/><draw:image xlink:href="./ObjectReplacements/Object 10" xlink:type="simple" xlink:show="embed" xlink:actuate="onLoad"/><svg:desc>fórmula</svg:desc></draw:frame> <text:s text:c="19"/><draw:frame draw:style-name="fr1" draw:name="Objeto13" text:anchor-type="as-char" svg:y="-0.743cm" svg:width="2.499cm" svg:height="0.942cm" draw:z-index="10"><draw:object xlink:href="./Object 1" xlink:type="simple" xlink:show="embed" xlink:actuate="onLoad"/><draw:image xlink:href="./ObjectReplacements/Object 1" xlink:type="simple" xlink:show="embed" xlink:actuate="onLoad"/><svg:desc>fórmula</svg:desc></draw:frame></text:p>
            <text:p text:style-name="P6">t-Student:<draw:frame draw:style-name="fr1" draw:name="Objeto10" text:anchor-type="as-char" svg:y="-0.686cm" svg:width="3.097cm" svg:height="0.921cm" draw:z-index="7"><draw:object xlink:href="./Object 11" xlink:type="simple" xlink:show="embed" xlink:actuate="onLoad"/><draw:image xlink:href="./ObjectReplacements/Object 11" xlink:type="simple" xlink:show="embed" xlink:actuate="onLoad"/><svg:desc>fórmula</svg:desc></draw:frame></text:p>
            <text:p text:style-name="P7"><text:span text:style-name="T20">Khi^2:</text:span><text:span text:style-name="T20"><draw:frame draw:style-name="fr1" draw:name="Objeto11" text:anchor-type="as-char" svg:y="-0.686cm" svg:width="3.194cm" svg:height="0.887cm" draw:z-index="11"><draw:object xlink:href="./Object 12" xlink:type="simple" xlink:show="embed" xlink:actuate="onLoad"/><draw:image xlink:href="./ObjectReplacements/Object 12" xlink:type="simple" xlink:show="embed" xlink:actuate="onLoad"/><svg:desc>fórmula</svg:desc></draw:frame></text:span><text:span text:style-name="T20">,</text:span><text:span text:style-name="T20"><draw:frame draw:style-name="fr1" draw:name="Objeto12" text:anchor-type="as-char" svg:y="-0.686cm" svg:width="3.671cm" svg:height="0.894cm" draw:z-index="12"><draw:object xlink:href="./Object 13" xlink:type="simple" xlink:show="embed" xlink:actuate="onLoad"/><draw:image xlink:href="./ObjectReplacements/Object 13" xlink:type="simple" xlink:show="embed" xlink:actuate="onLoad"/><svg:desc>fórmula</svg:desc></draw:frame></text:span></text:p>
          </table:table-cell>
          <table:table-cell table:style-name="Tabla1.B1" office:value-type="string">
            <text:p text:style-name="P10">Contrastos d'Hipòtesi</text:p>
            <text:p text:style-name="P8">- <text:span text:style-name="T23">Per a la mitjana </text:span><text:span text:style-name="T7">μ</text:span><text:span text:style-name="T12">, quan </text:span><text:span text:style-name="T7">σ</text:span><text:span text:style-name="T13"> </text:span><text:span text:style-name="T12">és coneguda <text:s text:c="3"/>- Per a la mitjana </text:span><text:span text:style-name="T7">μ</text:span><text:span text:style-name="T12">, quan </text:span><text:span text:style-name="T7">σ</text:span><text:span text:style-name="T13"> </text:span><text:span text:style-name="T12">és desconeguda</text:span></text:p>
            <text:p text:style-name="P8"><text:span text:style-name="T12"><draw:frame draw:style-name="fr1" draw:name="Objeto14" text:anchor-type="as-char" svg:y="-0.683cm" svg:width="2.279cm" svg:height="1.628cm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16">[normal]</text:span><text:span text:style-name="T12"> <text:s text:c="26"/></text:span><text:span text:style-name="T12"><draw:frame draw:style-name="fr1" draw:name="Objeto15" text:anchor-type="as-char" svg:y="-0.683cm" svg:width="2.182cm" svg:height="1.57cm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16">[t-Student]</text:span></text:p>
            <text:p text:style-name="P8"><text:span text:style-name="T12">- Per a la variància </text:span><text:span text:style-name="T7">σ <text:s text:c="39"/></text:span><text:span text:style-name="T13">- </text:span><text:span text:style-name="T12">Per a la proporció </text:span><text:span text:style-name="T8">p</text:span></text:p>
            <text:p text:style-name="P8"><text:span text:style-name="T8"><draw:frame draw:style-name="fr1" draw:name="Objeto16" text:anchor-type="as-char" svg:y="-0.743cm" svg:width="2.071cm" svg:height="1.316cm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16">[Khi^2]</text:span><text:span text:style-name="T8"> <text:s text:c="31"/></text:span><text:span text:style-name="T8"><draw:frame draw:style-name="fr1" draw:name="Objeto17" text:anchor-type="as-char" svg:y="-0.72cm" svg:width="3.21cm" svg:height="1.199cm" draw:z-index="16"><draw:object xlink:href="./Object 17" xlink:type="simple" xlink:show="embed" xlink:actuate="onLoad"/><draw:image xlink:href="./ObjectReplacements/Object 17" xlink:type="simple" xlink:show="embed" xlink:actuate="onLoad"/></draw:frame></text:span><text:span text:style-name="T16">[normal]</text:span></text:p>
            <text:p text:style-name="P8"><text:span text:style-name="T12">- Per a la mitjana </text:span><text:span text:style-name="T7">μ</text:span><text:span text:style-name="T13">, </text:span><text:span text:style-name="T12">en mostres grans (n &gt; 30)</text:span></text:p>
            <text:p text:style-name="P8"><text:span text:style-name="T12"><draw:frame draw:style-name="fr1" draw:name="Objeto18" text:anchor-type="as-char" svg:y="-0.683cm" svg:width="2.177cm" svg:height="1.566cm" draw:z-index="17"><draw:object xlink:href="./Object 18" xlink:type="simple" xlink:show="embed" xlink:actuate="onLoad"/><draw:image xlink:href="./ObjectReplacements/Object 18" xlink:type="simple" xlink:show="embed" xlink:actuate="onLoad"/></draw:frame></text:span><text:span text:style-name="T18">[normal]</text:span></text:p>
            <text:p text:style-name="P8"><text:span text:style-name="T12">- Per a dues mostres normals. </text:span><text:span text:style-name="T14">Per a </text:span><text:span text:style-name="T7">μ</text:span><text:span text:style-name="T9">x –</text:span><text:span text:style-name="T14"> </text:span><text:span text:style-name="T7">μ</text:span><text:span text:style-name="T9">y</text:span><text:span text:style-name="T14">, </text:span><text:span text:style-name="T15">on</text:span><text:span text:style-name="T14"> </text:span><text:span text:style-name="T7">σ</text:span><text:span text:style-name="T9">x</text:span><text:span text:style-name="T14"> i </text:span><text:span text:style-name="T7">σ</text:span><text:span text:style-name="T9">y</text:span><text:span text:style-name="T14"> conegudes</text:span></text:p>
            <text:p text:style-name="P8"><text:span text:style-name="T14"><draw:frame draw:style-name="fr1" draw:name="Objeto19" text:anchor-type="as-char" svg:y="-0.619cm" svg:width="2.662cm" svg:height="1.607cm" draw:z-index="18"><draw:object xlink:href="./Object 19" xlink:type="simple" xlink:show="embed" xlink:actuate="onLoad"/><draw:image xlink:href="./ObjectReplacements/Object 19" xlink:type="simple" xlink:show="embed" xlink:actuate="onLoad"/></draw:frame></text:span><text:span text:style-name="T18">[normal]</text:span></text:p>
            <text:p text:style-name="P8"><text:span text:style-name="T14">- </text:span><text:span text:style-name="T12">Per a dues mostres normals. </text:span><text:span text:style-name="T14">Per a </text:span><text:span text:style-name="T7">μ</text:span><text:span text:style-name="T9">x –</text:span><text:span text:style-name="T14"> </text:span><text:span text:style-name="T7">μ</text:span><text:span text:style-name="T9">y</text:span><text:span text:style-name="T14">, </text:span><text:span text:style-name="T15">on</text:span><text:span text:style-name="T14"> </text:span><text:span text:style-name="T7">σ</text:span><text:span text:style-name="T9">x</text:span><text:span text:style-name="T14"> i </text:span><text:span text:style-name="T7">σ</text:span><text:span text:style-name="T9">y</text:span><text:span text:style-name="T14"> </text:span><text:span text:style-name="T12">des</text:span><text:span text:style-name="T14">conegudes </text:span><text:span text:style-name="T12">i iguals</text:span></text:p>
            <text:p text:style-name="P8"><text:span text:style-name="T12"><draw:frame draw:style-name="fr1" draw:name="Objeto20" text:anchor-type="as-char" svg:y="-0.723cm" svg:width="6.006cm" svg:height="1.205cm" draw:z-index="19"><draw:object xlink:href="./Object 20" xlink:type="simple" xlink:show="embed" xlink:actuate="onLoad"/><draw:image xlink:href="./ObjectReplacements/Object 20" xlink:type="simple" xlink:show="embed" xlink:actuate="onLoad"/></draw:frame></text:span><text:span text:style-name="T18">[t-Student]</text:span></text:p>
            <text:p text:style-name="P8"/>
            <text:p text:style-name="P9">- <text:span text:style-name="T21">Normal</text:span></text:p>
            <text:p text:style-name="P9"><text:span text:style-name="T11"><draw:frame draw:style-name="fr1" draw:name="Objeto21" text:anchor-type="as-char" svg:y="-0.377cm" svg:width="5.694cm" svg:height="0.515cm" draw:z-index="20"><draw:object xlink:href="./Object 21" xlink:type="simple" xlink:show="embed" xlink:actuate="onLoad"/><draw:image xlink:href="./ObjectReplacements/Object 21" xlink:type="simple" xlink:show="embed" xlink:actuate="onLoad"/></draw:frame></text:span><text:span text:style-name="T11"> </text:span></text:p>
            <text:p text:style-name="P9"><draw:frame draw:style-name="fr1" draw:name="Objeto22" text:anchor-type="as-char" svg:y="-0.377cm" svg:width="6.803cm" svg:height="0.483cm" draw:z-index="21"><draw:object xlink:href="./Object 22" xlink:type="simple" xlink:show="embed" xlink:actuate="onLoad"/><draw:image xlink:href="./ObjectReplacements/Object 22" xlink:type="simple" xlink:show="embed" xlink:actuate="onLoad"/></draw:frame></text:p>
            <text:p text:style-name="P9"><draw:frame draw:style-name="fr1" draw:name="Objeto23" text:anchor-type="as-char" svg:y="-0.377cm" svg:width="6.63cm" svg:height="0.512cm" draw:z-index="22"><draw:object xlink:href="./Object 23" xlink:type="simple" xlink:show="embed" xlink:actuate="onLoad"/><draw:image xlink:href="./ObjectReplacements/Object 23" xlink:type="simple" xlink:show="embed" xlink:actuate="onLoad"/></draw:frame></text:p>
            <text:p text:style-name="P9">- <text:span text:style-name="T21">t-Student</text:span></text:p>
            <text:p text:style-name="P9"><text:span text:style-name="T11"><draw:frame draw:style-name="fr1" draw:name="Objeto25" text:anchor-type="as-char" svg:y="-0.377cm" svg:width="5.941cm" svg:height="0.515cm" draw:z-index="24"><draw:object xlink:href="./Object 25" xlink:type="simple" xlink:show="embed" xlink:actuate="onLoad"/><draw:image xlink:href="./ObjectReplacements/Object 25" xlink:type="simple" xlink:show="embed" xlink:actuate="onLoad"/><svg:desc>fórmula</svg:desc></draw:frame></text:span><text:span text:style-name="T11"> </text:span></text:p>
            <text:p text:style-name="P9"><draw:frame draw:style-name="fr1" draw:name="Objeto26" text:anchor-type="as-char" svg:y="-0.377cm" svg:width="7.232cm" svg:height="0.497cm" draw:z-index="25"><draw:object xlink:href="./Object 26" xlink:type="simple" xlink:show="embed" xlink:actuate="onLoad"/><draw:image xlink:href="./ObjectReplacements/Object 26" xlink:type="simple" xlink:show="embed" xlink:actuate="onLoad"/><svg:desc>fórmula</svg:desc></draw:frame></text:p>
            <text:p text:style-name="P9"><draw:frame draw:style-name="fr1" draw:name="Objeto24" text:anchor-type="as-char" svg:y="-0.377cm" svg:width="6.874cm" svg:height="0.512cm" draw:z-index="23"><draw:object xlink:href="./Object 24" xlink:type="simple" xlink:show="embed" xlink:actuate="onLoad"/><draw:image xlink:href="./ObjectReplacements/Object 24" xlink:type="simple" xlink:show="embed" xlink:actuate="onLoad"/><svg:desc>fórmula</svg:desc></draw:frame></text:p>
            <text:p text:style-name="P9">- <text:span text:style-name="T21">Khi^2</text:span></text:p>
            <text:p text:style-name="P9"><text:span text:style-name="T11"><draw:frame draw:style-name="fr1" draw:name="Objeto28" text:anchor-type="as-char" svg:y="-0.377cm" svg:width="12.263cm" svg:height="0.51cm" draw:z-index="27"><draw:object xlink:href="./Object 28" xlink:type="simple" xlink:show="embed" xlink:actuate="onLoad"/><draw:image xlink:href="./ObjectReplacements/Object 28" xlink:type="simple" xlink:show="embed" xlink:actuate="onLoad"/></draw:frame></text:span></text:p>
            <text:p text:style-name="P9"><text:span text:style-name="T11"><draw:frame draw:style-name="fr1" draw:name="Objeto30" text:anchor-type="as-char" svg:y="-0.377cm" svg:width="10.888cm" svg:height="0.494cm" draw:z-index="28"><draw:object xlink:href="./Object 30" xlink:type="simple" xlink:show="embed" xlink:actuate="onLoad"/><draw:image xlink:href="./ObjectReplacements/Object 30" xlink:type="simple" xlink:show="embed" xlink:actuate="onLoad"/></draw:frame></text:span><text:span text:style-name="T11"> </text:span></text:p>
            <text:p text:style-name="P9"><draw:frame draw:style-name="fr1" draw:name="Objeto29" text:anchor-type="as-char" svg:y="-0.377cm" svg:width="8.195cm" svg:height="0.51cm" draw:z-index="26"><draw:object xlink:href="./Object 29" xlink:type="simple" xlink:show="embed" xlink:actuate="onLoad"/><draw:image xlink:href="./ObjectReplacements/Object 29" xlink:type="simple" xlink:show="embed" xlink:actuate="onLoad"/><svg:desc>fórmula</svg:desc></draw:frame><draw:frame draw:style-name="fr1" draw:name="Objeto27" text:anchor-type="as-char" svg:y="-0.377cm" svg:width="7.675cm" svg:height="0.512cm" draw:z-index="29"><draw:object xlink:href="./Object 27" xlink:type="simple" xlink:show="embed" xlink:actuate="onLoad"/><draw:image xlink:href="./ObjectReplacements/Object 27" xlink:type="simple" xlink:show="embed" xlink:actuate="onLoad"/><svg:desc>fórmula</svg:desc></draw:frame>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alibri1" svg:font-family="Calibri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0T21:21:26.258000000</meta:creation-date>
    <dc:date>2015-06-10T22:51:23.902000000</dc:date>
    <meta:editing-duration>PT27M2S</meta:editing-duration>
    <meta:editing-cycles>5</meta:editing-cycles>
    <meta:generator>LibreOffice/4.3.5.2$Windows_x86 LibreOffice_project/3a87456aaa6a95c63eea1c1b3201acedf0751bd5</meta:generator>
    <meta:document-statistic meta:table-count="1" meta:image-count="0" meta:object-count="30" meta:page-count="2" meta:paragraph-count="40" meta:word-count="192" meta:character-count="1174" meta:non-whitespace-character-count="792"/>
  </office:meta>
</office:document-meta>
</file>

<file path=Object 1/content.xml><?xml version="1.0" encoding="utf-8"?>
<math xmlns="http://www.w3.org/1998/Math/MathML" display="block">
  <semantics>
    <mrow>
      <msubsup>
        <mi>S</mi>
        <mi>n</mi>
        <mn>2</mn>
      </msubsup>
      <mo stretchy="false">=</mo>
      <mfrac>
        <mrow>
          <mo stretchy="false">∑</mo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over accent="true">
                    <mi>X</mi>
                    <mo stretchy="false">¯</mo>
                  </mover>
                </mrow>
              </mrow>
              <mo fence="true" stretchy="false">)</mo>
            </mrow>
            <mn>2</mn>
          </msup>
        </mrow>
        <mi>n</mi>
      </mfrac>
    </mrow>
    <annotation encoding="StarMath 5.0">S sub{n}^2 = {sum{(x sub{i} - bar X)^2}}over{n}</annotation>
  </semantics>
</math>
</file>

<file path=Object 10/content.xml><?xml version="1.0" encoding="utf-8"?>
<math xmlns="http://www.w3.org/1998/Math/MathML" display="block">
  <semantics>
    <mrow>
      <mrow>
        <msub>
          <mi>u</mi>
          <mi mathvariant="normal">γ</mi>
        </msub>
        <mo stretchy="false">=</mo>
        <mi mathvariant="italic">qnorm</mi>
      </mrow>
      <mrow>
        <mo fence="true" stretchy="true">(</mo>
        <mrow>
          <mrow>
            <mn>1</mn>
            <mo stretchy="false">−</mo>
            <mfrac>
              <mrow>
                <mn>1</mn>
                <mo stretchy="false">−</mo>
                <mi mathvariant="normal">γ</mi>
              </mrow>
              <mn>2</mn>
            </mfrac>
          </mrow>
        </mrow>
        <mo fence="true" stretchy="true">)</mo>
      </mrow>
    </mrow>
    <annotation encoding="StarMath 5.0">u sub{%igamma} = qnorm left(1-{1- %igamma}over{2} right)</annotation>
  </semantics>
</math>
</file>

<file path=Object 11/content.xml><?xml version="1.0" encoding="utf-8"?>
<math xmlns="http://www.w3.org/1998/Math/MathML" display="block">
  <semantics>
    <mrow>
      <mrow>
        <msub>
          <mi>t</mi>
          <mrow>
            <mrow>
              <mi>n</mi>
              <mo stretchy="false">−</mo>
              <mn>1,</mn>
            </mrow>
            <mi mathvariant="normal">γ</mi>
          </mrow>
        </msub>
        <mo stretchy="false">=</mo>
        <mi mathvariant="italic">qt</mi>
      </mrow>
      <mrow>
        <mo fence="true" stretchy="true">(</mo>
        <mrow>
          <mrow>
            <mn>1</mn>
            <mo stretchy="false">−</mo>
            <mfrac>
              <mrow>
                <mn>1</mn>
                <mo stretchy="false">−</mo>
                <mi mathvariant="normal">γ</mi>
              </mrow>
              <mn>2</mn>
            </mfrac>
          </mrow>
        </mrow>
        <mo fence="true" stretchy="true">)</mo>
      </mrow>
    </mrow>
    <annotation encoding="StarMath 5.0">t sub{n-1,%igamma} = qt left(1-{1- %igamma}over{2} right)</annotation>
  </semantics>
</math>
</file>

<file path=Object 12/content.xml><?xml version="1.0" encoding="utf-8"?>
<math xmlns="http://www.w3.org/1998/Math/MathML" display="block">
  <semantics>
    <mrow>
      <mrow>
        <msub>
          <mi>u</mi>
          <mrow>
            <mrow>
              <mi>n</mi>
              <mo stretchy="false">−</mo>
              <mn>1,</mn>
            </mrow>
            <mi mathvariant="normal">γ</mi>
          </mrow>
        </msub>
        <mo stretchy="false">=</mo>
        <mi mathvariant="italic">qchisq</mi>
      </mrow>
      <mrow>
        <mo fence="true" stretchy="true">(</mo>
        <mrow>
          <mfrac>
            <mrow>
              <mn>1</mn>
              <mo stretchy="false">−</mo>
              <mi mathvariant="normal">γ</mi>
            </mrow>
            <mn>2</mn>
          </mfrac>
        </mrow>
        <mo fence="true" stretchy="true">)</mo>
      </mrow>
    </mrow>
    <annotation encoding="StarMath 5.0">u sub{n-1, %igamma} = qchisq left({1- %igamma}over{2} right)</annotation>
  </semantics>
</math>
</file>

<file path=Object 13/content.xml><?xml version="1.0" encoding="utf-8"?>
<math xmlns="http://www.w3.org/1998/Math/MathML" display="block">
  <semantics>
    <mrow>
      <mrow>
        <msub>
          <mi>v</mi>
          <mrow>
            <mrow>
              <mi>n</mi>
              <mo stretchy="false">−</mo>
              <mn>1,</mn>
            </mrow>
            <mi mathvariant="normal">γ</mi>
          </mrow>
        </msub>
        <mo stretchy="false">=</mo>
        <mi mathvariant="italic">qchisq</mi>
      </mrow>
      <mrow>
        <mo fence="true" stretchy="true">(</mo>
        <mrow>
          <mrow>
            <mn>1</mn>
            <mo stretchy="false">−</mo>
            <mfrac>
              <mrow>
                <mn>1</mn>
                <mo stretchy="false">−</mo>
                <mi mathvariant="normal">γ</mi>
              </mrow>
              <mn>2</mn>
            </mfrac>
          </mrow>
        </mrow>
        <mo fence="true" stretchy="true">)</mo>
      </mrow>
    </mrow>
    <annotation encoding="StarMath 5.0">v sub{n-1,%igamma} = qchisq left(1-{1- %igamma}over{2} right)</annotation>
  </semantics>
</math>
</file>

<file path=Object 14/content.xml><?xml version="1.0" encoding="utf-8"?>
<math xmlns="http://www.w3.org/1998/Math/MathML" display="block">
  <semantics>
    <mrow>
      <mi mathvariant="italic">EC</mi>
      <mo stretchy="false">=</mo>
      <mfrac>
        <mrow>
          <mover accent="true">
            <mi>X</mi>
            <mo stretchy="false">¯</mo>
          </mover>
          <mo stretchy="false">−</mo>
          <msub>
            <mi>μ</mi>
            <mn>0</mn>
          </msub>
        </mrow>
        <mfrac>
          <mi>σ</mi>
          <msqrt>
            <mi>n</mi>
          </msqrt>
        </mfrac>
      </mfrac>
    </mrow>
    <annotation encoding="StarMath 5.0">EC = {bar X - μ sub{0}} over { {σ} over {sqrt{n}} } </annotation>
  </semantics>
</math>
</file>

<file path=Object 15/content.xml><?xml version="1.0" encoding="utf-8"?>
<math xmlns="http://www.w3.org/1998/Math/MathML" display="block">
  <semantics>
    <mrow>
      <mi mathvariant="italic">EC</mi>
      <mo stretchy="false">=</mo>
      <mfrac>
        <mrow>
          <mover accent="true">
            <mi>X</mi>
            <mo stretchy="false">¯</mo>
          </mover>
          <mo stretchy="false">−</mo>
          <msub>
            <mi>μ</mi>
            <mn>0</mn>
          </msub>
        </mrow>
        <mfrac>
          <msub>
            <mi>S</mi>
            <mi>n</mi>
          </msub>
          <msqrt>
            <mrow>
              <mi>n</mi>
              <mo stretchy="false">−</mo>
              <mn>1</mn>
            </mrow>
          </msqrt>
        </mfrac>
      </mfrac>
    </mrow>
    <annotation encoding="StarMath 5.0">EC = {bar X - μ sub{0}} over { {S sub{n}} over {sqrt{n-1}} } </annotation>
  </semantics>
</math>
</file>

<file path=Object 16/content.xml><?xml version="1.0" encoding="utf-8"?>
<math xmlns="http://www.w3.org/1998/Math/MathML" display="block">
  <semantics>
    <mrow>
      <mi mathvariant="italic">EC</mi>
      <mo stretchy="false">=</mo>
      <mfrac>
        <mrow>
          <mi>n</mi>
          <mo stretchy="false">⋅</mo>
          <msubsup>
            <mi>S</mi>
            <mi>n</mi>
            <mn>2</mn>
          </msubsup>
        </mrow>
        <msubsup>
          <mi>σ</mi>
          <mn>0</mn>
          <mn>2</mn>
        </msubsup>
      </mfrac>
    </mrow>
    <annotation encoding="StarMath 5.0">EC = { {n}cdot{S sub{n}^2} }over{ σ sub{0}^2 }</annotation>
  </semantics>
</math>
</file>

<file path=Object 17/content.xml><?xml version="1.0" encoding="utf-8"?>
<math xmlns="http://www.w3.org/1998/Math/MathML" display="block">
  <semantics>
    <mrow>
      <mi mathvariant="italic">EC</mi>
      <mo stretchy="false">=</mo>
      <mfrac>
        <mrow>
          <msqrt>
            <mi>n</mi>
          </msqrt>
          <mo stretchy="false">⋅</mo>
          <mrow>
            <mo fence="true" stretchy="false">(</mo>
            <mrow>
              <mrow>
                <mover accent="true">
                  <mi>X</mi>
                  <mo stretchy="false">¯</mo>
                </mover>
                <mo stretchy="false">−</mo>
                <msub>
                  <mi>p</mi>
                  <mn>0</mn>
                </msub>
              </mrow>
            </mrow>
            <mo fence="true" stretchy="false">)</mo>
          </mrow>
        </mrow>
        <msqrt>
          <mrow>
            <msub>
              <mi>p</mi>
              <mn>0</mn>
            </msub>
            <mrow>
              <mo fence="true" stretchy="false">(</mo>
              <mrow>
                <mrow>
                  <mn>1</mn>
                  <mo stretchy="false">−</mo>
                  <msub>
                    <mi>p</mi>
                    <mn>0</mn>
                  </msub>
                </mrow>
              </mrow>
              <mo fence="true" stretchy="false">)</mo>
            </mrow>
          </mrow>
        </msqrt>
      </mfrac>
    </mrow>
    <annotation encoding="StarMath 5.0">EC = {{sqrt{n}}cdot{(bar X - p sub{0})}} over {sqrt{p sub{0}(1-p sub{0})}} </annotation>
  </semantics>
</math>
</file>

<file path=Object 18/content.xml><?xml version="1.0" encoding="utf-8"?>
<math xmlns="http://www.w3.org/1998/Math/MathML" display="block">
  <semantics>
    <mrow>
      <mi mathvariant="italic">EC</mi>
      <mo stretchy="false">=</mo>
      <mfrac>
        <mrow>
          <mover accent="true">
            <mi>X</mi>
            <mo stretchy="false">¯</mo>
          </mover>
          <mo stretchy="false">−</mo>
          <msub>
            <mi>μ</mi>
            <mn>0</mn>
          </msub>
        </mrow>
        <mfrac>
          <msub>
            <mi>S</mi>
            <mi>n</mi>
          </msub>
          <msqrt>
            <mrow>
              <mi>n</mi>
              <mo stretchy="false">−</mo>
              <mn>1</mn>
            </mrow>
          </msqrt>
        </mfrac>
      </mfrac>
    </mrow>
    <annotation encoding="StarMath 5.0">EC = {bar X - μ sub{0}} over { {S sub{n}} over {sqrt{n-1}} } </annotation>
  </semantics>
</math>
</file>

<file path=Object 19/content.xml><?xml version="1.0" encoding="utf-8"?>
<math xmlns="http://www.w3.org/1998/Math/MathML" display="block">
  <semantics>
    <mrow>
      <mi mathvariant="italic">EC</mi>
      <mo stretchy="false">=</mo>
      <mfrac>
        <mrow>
          <mover accent="true">
            <mi>X</mi>
            <mo stretchy="false">¯</mo>
          </mover>
          <mo stretchy="false">−</mo>
          <mover accent="true">
            <mi>Y</mi>
            <mo stretchy="false">¯</mo>
          </mover>
        </mrow>
        <msqrt>
          <mrow>
            <mo fence="true" stretchy="true">(</mo>
            <mrow>
              <mrow>
                <mfrac>
                  <msubsup>
                    <mi>σ</mi>
                    <mi>x</mi>
                    <mn>2</mn>
                  </msubsup>
                  <mi>n</mi>
                </mfrac>
                <mo stretchy="false">+</mo>
                <mfrac>
                  <msubsup>
                    <mi>σ</mi>
                    <mi>y</mi>
                    <mn>2</mn>
                  </msubsup>
                  <mi>m</mi>
                </mfrac>
              </mrow>
            </mrow>
            <mo fence="true" stretchy="true">)</mo>
          </mrow>
        </msqrt>
      </mfrac>
    </mrow>
    <annotation encoding="StarMath 5.0">EC = {bar X - bar Y} over sqrt{left( {σ sub{x}^2}over{n}+{σ sub{y}^2}over{m} right)} </annotation>
  </semantics>
</math>
</file>

<file path=Object 2/content.xml><?xml version="1.0" encoding="utf-8"?>
<math xmlns="http://www.w3.org/1998/Math/MathML" display="block">
  <semantics>
    <mrow>
      <mo fence="true" stretchy="true">[</mo>
      <mrow>
        <mrow>
          <mrow>
            <mrow>
              <mover accent="true">
                <mi>X</mi>
                <mo stretchy="false">¯</mo>
              </mover>
              <mo stretchy="false">−</mo>
              <msub>
                <mi>u</mi>
                <mi mathvariant="normal">γ</mi>
              </msub>
            </mrow>
            <mo stretchy="false">⋅</mo>
            <mfrac>
              <mi>σ</mi>
              <msqrt>
                <mi>n</mi>
              </msqrt>
            </mfrac>
          </mrow>
          <mi>,</mi>
          <mrow>
            <mrow>
              <mover accent="true">
                <mi>X</mi>
                <mo stretchy="false">¯</mo>
              </mover>
              <mo stretchy="false">+</mo>
              <msub>
                <mi>u</mi>
                <mi mathvariant="normal">γ</mi>
              </msub>
            </mrow>
            <mo stretchy="false">⋅</mo>
            <mfrac>
              <mi>σ</mi>
              <msqrt>
                <mi>n</mi>
              </msqrt>
            </mfrac>
          </mrow>
        </mrow>
      </mrow>
      <mo fence="true" stretchy="true">]</mo>
    </mrow>
    <annotation encoding="StarMath 5.0">left[ {bar X - u sub{%igamma}} cdot {{σ} over {sqrt{n}}}, {bar X + u sub{%igamma}} cdot {{σ} over {sqrt{n}}} right]</annotation>
  </semantics>
</math>
</file>

<file path=Object 20/content.xml><?xml version="1.0" encoding="utf-8"?>
<math xmlns="http://www.w3.org/1998/Math/MathML" display="block">
  <semantics>
    <mrow>
      <mi mathvariant="italic">EC</mi>
      <mo stretchy="false">=</mo>
      <mrow>
        <mfrac>
          <mrow>
            <mover accent="true">
              <mi>X</mi>
              <mo stretchy="false">¯</mo>
            </mover>
            <mo stretchy="false">−</mo>
            <mover accent="true">
              <mi>Y</mi>
              <mo stretchy="false">¯</mo>
            </mover>
          </mrow>
          <msqrt>
            <mrow>
              <mi>n</mi>
              <mo stretchy="false">⋅</mo>
              <mrow>
                <msubsup>
                  <mi>S</mi>
                  <mi>x</mi>
                  <mn>2</mn>
                </msubsup>
                <mo stretchy="false">+</mo>
                <mrow>
                  <mi>m</mi>
                  <mo stretchy="false">⋅</mo>
                  <msubsup>
                    <mi>S</mi>
                    <mi>y</mi>
                    <mn>2</mn>
                  </msubsup>
                </mrow>
              </mrow>
            </mrow>
          </msqrt>
        </mfrac>
        <mo stretchy="false">⋅</mo>
        <msqrt>
          <mfrac>
            <mrow>
              <mi>n</mi>
              <mo stretchy="false">⋅</mo>
              <mi>m</mi>
              <mo stretchy="false">⋅</mo>
              <mrow>
                <mo fence="true" stretchy="false">(</mo>
                <mrow>
                  <mrow>
                    <mi>n</mi>
                    <mo stretchy="false">+</mo>
                    <mi>m</mi>
                    <mo stretchy="false">−</mo>
                    <mn>2</mn>
                  </mrow>
                </mrow>
                <mo fence="true" stretchy="false">)</mo>
              </mrow>
            </mrow>
            <mrow>
              <mi>n</mi>
              <mo stretchy="false">+</mo>
              <mi>m</mi>
            </mrow>
          </mfrac>
        </msqrt>
      </mrow>
    </mrow>
    <annotation encoding="StarMath 5.0">EC = {{bar X - bar Y} over sqrt{{n}cdot{S sub{x}^2+{m}cdot{S sub{y}^2}}}}cdot{ sqrt{{{n}cdot{m}cdot{(n+m-2)}}over{n+m}} }</annotation>
  </semantics>
</math>
</file>

<file path=Object 21/content.xml><?xml version="1.0" encoding="utf-8"?>
<math xmlns="http://www.w3.org/1998/Math/MathML" display="block">
  <semantics>
    <mrow>
      <mrow>
        <mn>2</mn>
        <mo stretchy="false">⋅</mo>
        <mrow>
          <mo fence="true" stretchy="false">(</mo>
          <mrow>
            <mrow>
              <mrow>
                <mn>1</mn>
                <mo stretchy="false">−</mo>
                <mi mathvariant="italic">pnorm</mi>
              </mrow>
              <mrow>
                <mo fence="true" stretchy="false">(</mo>
                <mrow>
                  <mi mathvariant="italic">EC</mi>
                </mrow>
                <mo fence="true" stretchy="false">)</mo>
              </mrow>
            </mrow>
          </mrow>
          <mo fence="true" stretchy="false">)</mo>
        </mrow>
      </mrow>
      <mrow>
        <mo fence="true" stretchy="false">[</mo>
        <mrow>
          <mi mathvariant="italic">Bilateral</mi>
        </mrow>
        <mo fence="true" stretchy="false">]</mo>
      </mrow>
    </mrow>
    <annotation encoding="StarMath 5.0">{2}cdot{(1-pnorm(EC))} [Bilateral]</annotation>
  </semantics>
</math>
</file>

<file path=Object 22/content.xml><?xml version="1.0" encoding="utf-8"?>
<math xmlns="http://www.w3.org/1998/Math/MathML" display="block">
  <semantics>
    <mrow>
      <mrow>
        <mrow>
          <mn>1</mn>
          <mo stretchy="false">−</mo>
          <mi mathvariant="italic">pnorm</mi>
        </mrow>
        <mrow>
          <mo fence="true" stretchy="false">(</mo>
          <mrow>
            <mi mathvariant="italic">EC</mi>
          </mrow>
          <mo fence="true" stretchy="false">)</mo>
        </mrow>
      </mrow>
      <mrow>
        <mo fence="true" stretchy="false">[</mo>
        <mrow>
          <mrow>
            <mi mathvariant="italic">Unilateral</mi>
            <mrow>
              <mo fence="true" stretchy="false">(</mo>
              <mrow>
                <mrow>
                  <mi mathvariant="italic">mes</mi>
                  <mi mathvariant="italic">gran</mi>
                </mrow>
              </mrow>
              <mo fence="true" stretchy="false">)</mo>
            </mrow>
          </mrow>
        </mrow>
        <mo fence="true" stretchy="false">]</mo>
      </mrow>
    </mrow>
    <annotation encoding="StarMath 5.0">{1-pnorm(EC)} [Unilateral (mes gran)]</annotation>
  </semantics>
</math>
</file>

<file path=Object 23/content.xml><?xml version="1.0" encoding="utf-8"?>
<math xmlns="http://www.w3.org/1998/Math/MathML" display="block">
  <semantics>
    <mrow>
      <mi mathvariant="italic">pnorm</mi>
      <mrow>
        <mo fence="true" stretchy="false">(</mo>
        <mrow>
          <mi mathvariant="italic">EC</mi>
        </mrow>
        <mo fence="true" stretchy="false">)</mo>
      </mrow>
      <mrow>
        <mo fence="true" stretchy="false">[</mo>
        <mrow>
          <mrow>
            <mi mathvariant="italic">Unilateral</mi>
            <mrow>
              <mo fence="true" stretchy="false">(</mo>
              <mrow>
                <mrow>
                  <mi mathvariant="italic">mes</mi>
                  <mi mathvariant="italic">petit</mi>
                </mrow>
              </mrow>
              <mo fence="true" stretchy="false">)</mo>
            </mrow>
          </mrow>
        </mrow>
        <mo fence="true" stretchy="false">]</mo>
      </mrow>
    </mrow>
    <annotation encoding="StarMath 5.0">pnorm(EC) [Unilateral (mes petit)]</annotation>
  </semantics>
</math>
</file>

<file path=Object 24/content.xml><?xml version="1.0" encoding="utf-8"?>
<math xmlns="http://www.w3.org/1998/Math/MathML" display="block">
  <semantics>
    <mrow>
      <mi mathvariant="italic">pt</mi>
      <mrow>
        <mo fence="true" stretchy="false">(</mo>
        <mrow>
          <mrow>
            <mi mathvariant="italic">EC</mi>
            <mi>,</mi>
            <mrow>
              <mi>n</mi>
              <mo stretchy="false">−</mo>
              <mn>1</mn>
            </mrow>
          </mrow>
        </mrow>
        <mo fence="true" stretchy="false">)</mo>
      </mrow>
      <mrow>
        <mo fence="true" stretchy="false">[</mo>
        <mrow>
          <mrow>
            <mi mathvariant="italic">Unilateral</mi>
            <mrow>
              <mo fence="true" stretchy="false">(</mo>
              <mrow>
                <mrow>
                  <mi mathvariant="italic">mes</mi>
                  <mi mathvariant="italic">petit</mi>
                </mrow>
              </mrow>
              <mo fence="true" stretchy="false">)</mo>
            </mrow>
          </mrow>
        </mrow>
        <mo fence="true" stretchy="false">]</mo>
      </mrow>
    </mrow>
    <annotation encoding="StarMath 5.0">pt(EC, n-1) [Unilateral (mes petit)]</annotation>
  </semantics>
</math>
</file>

<file path=Object 25/content.xml><?xml version="1.0" encoding="utf-8"?>
<math xmlns="http://www.w3.org/1998/Math/MathML" display="block">
  <semantics>
    <mrow>
      <mrow>
        <mn>2</mn>
        <mo stretchy="false">⋅</mo>
        <mrow>
          <mo fence="true" stretchy="false">(</mo>
          <mrow>
            <mrow>
              <mrow>
                <mn>1</mn>
                <mo stretchy="false">−</mo>
                <mi mathvariant="italic">pt</mi>
              </mrow>
              <mrow>
                <mo fence="true" stretchy="false">(</mo>
                <mrow>
                  <mrow>
                    <mi mathvariant="italic">EC</mi>
                    <mi>,</mi>
                    <mrow>
                      <mi>n</mi>
                      <mo stretchy="false">−</mo>
                      <mn>1</mn>
                    </mrow>
                  </mrow>
                </mrow>
                <mo fence="true" stretchy="false">)</mo>
              </mrow>
            </mrow>
          </mrow>
          <mo fence="true" stretchy="false">)</mo>
        </mrow>
      </mrow>
      <mrow>
        <mo fence="true" stretchy="false">[</mo>
        <mrow>
          <mi mathvariant="italic">Bilateral</mi>
        </mrow>
        <mo fence="true" stretchy="false">]</mo>
      </mrow>
    </mrow>
    <annotation encoding="StarMath 5.0">{2}cdot{(1-pt(EC, n-1))} [Bilateral]</annotation>
  </semantics>
</math>
</file>

<file path=Object 26/content.xml><?xml version="1.0" encoding="utf-8"?>
<math xmlns="http://www.w3.org/1998/Math/MathML" display="block">
  <semantics>
    <mrow>
      <mrow>
        <mrow>
          <mn>1</mn>
          <mo stretchy="false">−</mo>
          <mi mathvariant="italic">pt</mi>
        </mrow>
        <mrow>
          <mo fence="true" stretchy="false">(</mo>
          <mrow>
            <mrow>
              <mi mathvariant="italic">EC</mi>
              <mi>,</mi>
              <mrow>
                <mi>n</mi>
                <mo stretchy="false">−</mo>
                <mn>1</mn>
              </mrow>
            </mrow>
          </mrow>
          <mo fence="true" stretchy="false">)</mo>
        </mrow>
      </mrow>
      <mrow>
        <mo fence="true" stretchy="false">[</mo>
        <mrow>
          <mrow>
            <mi mathvariant="italic">Unilateral</mi>
            <mrow>
              <mo fence="true" stretchy="false">(</mo>
              <mrow>
                <mrow>
                  <mi mathvariant="italic">mes</mi>
                  <mi mathvariant="italic">gran</mi>
                </mrow>
              </mrow>
              <mo fence="true" stretchy="false">)</mo>
            </mrow>
          </mrow>
        </mrow>
        <mo fence="true" stretchy="false">]</mo>
      </mrow>
    </mrow>
    <annotation encoding="StarMath 5.0">{1-pt(EC, n-1)} [Unilateral (mes gran)]</annotation>
  </semantics>
</math>
</file>

<file path=Object 27/content.xml><?xml version="1.0" encoding="utf-8"?>
<math xmlns="http://www.w3.org/1998/Math/MathML" display="block">
  <semantics>
    <mrow>
      <mi mathvariant="italic">pchisq</mi>
      <mrow>
        <mo fence="true" stretchy="false">(</mo>
        <mrow>
          <mrow>
            <mi mathvariant="italic">EC</mi>
            <mi>,</mi>
            <mrow>
              <mi>n</mi>
              <mo stretchy="false">−</mo>
              <mn>1</mn>
            </mrow>
          </mrow>
        </mrow>
        <mo fence="true" stretchy="false">)</mo>
      </mrow>
      <mrow>
        <mo fence="true" stretchy="false">[</mo>
        <mrow>
          <mrow>
            <mi mathvariant="italic">Unilateral</mi>
            <mrow>
              <mo fence="true" stretchy="false">(</mo>
              <mrow>
                <mrow>
                  <mi mathvariant="italic">mes</mi>
                  <mi mathvariant="italic">petit</mi>
                </mrow>
              </mrow>
              <mo fence="true" stretchy="false">)</mo>
            </mrow>
          </mrow>
        </mrow>
        <mo fence="true" stretchy="false">]</mo>
      </mrow>
    </mrow>
    <annotation encoding="StarMath 5.0">pchisq(EC, n-1) [Unilateral (mes petit)]</annotation>
  </semantics>
</math>
</file>

<file path=Object 28/content.xml><?xml version="1.0" encoding="utf-8"?>
<math xmlns="http://www.w3.org/1998/Math/MathML" display="block">
  <semantics>
    <mrow>
      <mi mathvariant="italic">si</mi>
      <mrow>
        <mn>1</mn>
        <mo stretchy="false">−</mo>
        <mi mathvariant="italic">pchisq</mi>
      </mrow>
      <mrow>
        <mrow>
          <mo fence="true" stretchy="false">(</mo>
          <mrow>
            <mrow>
              <mi mathvariant="italic">EC</mi>
              <mi>,</mi>
              <mrow>
                <mi>n</mi>
                <mo stretchy="false">−</mo>
                <mn>1</mn>
              </mrow>
            </mrow>
          </mrow>
          <mo fence="true" stretchy="false">)</mo>
        </mrow>
        <mo stretchy="false">&lt;</mo>
        <mn>0,5</mn>
      </mrow>
      <mo stretchy="false">→</mo>
      <mrow>
        <mn>2</mn>
        <mo stretchy="false">⋅</mo>
        <mrow>
          <mo fence="true" stretchy="false">(</mo>
          <mrow>
            <mrow>
              <mrow>
                <mn>1</mn>
                <mo stretchy="false">−</mo>
                <mi mathvariant="italic">pchisq</mi>
              </mrow>
              <mrow>
                <mo fence="true" stretchy="false">(</mo>
                <mrow>
                  <mrow>
                    <mi mathvariant="italic">EC</mi>
                    <mi>,</mi>
                    <mrow>
                      <mi>n</mi>
                      <mo stretchy="false">−</mo>
                      <mn>1</mn>
                    </mrow>
                  </mrow>
                </mrow>
                <mo fence="true" stretchy="false">)</mo>
              </mrow>
            </mrow>
          </mrow>
          <mo fence="true" stretchy="false">)</mo>
        </mrow>
      </mrow>
      <mrow>
        <mo fence="true" stretchy="false">[</mo>
        <mrow>
          <mi mathvariant="italic">Bilateral</mi>
        </mrow>
        <mo fence="true" stretchy="false">]</mo>
      </mrow>
    </mrow>
    <annotation encoding="StarMath 5.0">si 1-pchisq(EC, n-1) &lt; 0,5 rightarrow {2}cdot{(1-pchisq(EC, n-1))} [Bilateral]</annotation>
  </semantics>
</math>
</file>

<file path=Object 29/content.xml><?xml version="1.0" encoding="utf-8"?>
<math xmlns="http://www.w3.org/1998/Math/MathML" display="block">
  <semantics>
    <mrow>
      <mrow>
        <mrow>
          <mn>1</mn>
          <mo stretchy="false">−</mo>
          <mi mathvariant="italic">pchisq</mi>
        </mrow>
        <mrow>
          <mo fence="true" stretchy="false">(</mo>
          <mrow>
            <mrow>
              <mi mathvariant="italic">EC</mi>
              <mi>,</mi>
              <mrow>
                <mi>n</mi>
                <mo stretchy="false">−</mo>
                <mn>1</mn>
              </mrow>
            </mrow>
          </mrow>
          <mo fence="true" stretchy="false">)</mo>
        </mrow>
      </mrow>
      <mrow>
        <mo fence="true" stretchy="false">[</mo>
        <mrow>
          <mrow>
            <mi mathvariant="italic">Unilateral</mi>
            <mrow>
              <mo fence="true" stretchy="false">(</mo>
              <mrow>
                <mrow>
                  <mi mathvariant="italic">mes</mi>
                  <mi mathvariant="italic">gran</mi>
                </mrow>
              </mrow>
              <mo fence="true" stretchy="false">)</mo>
            </mrow>
          </mrow>
        </mrow>
        <mo fence="true" stretchy="false">]</mo>
      </mrow>
    </mrow>
    <annotation encoding="StarMath 5.0">{1-pchisq(EC, n-1)} [Unilateral (mes gran)]</annotation>
  </semantics>
</math>
</file>

<file path=Object 3/content.xml><?xml version="1.0" encoding="utf-8"?>
<math xmlns="http://www.w3.org/1998/Math/MathML" display="block">
  <semantics>
    <mrow>
      <mo fence="true" stretchy="true">[</mo>
      <mrow>
        <mrow>
          <mrow>
            <mrow>
              <mover accent="true">
                <mi>X</mi>
                <mo stretchy="false">¯</mo>
              </mover>
              <mo stretchy="false">−</mo>
              <msub>
                <mi>t</mi>
                <mrow>
                  <mrow>
                    <mi>n</mi>
                    <mo stretchy="false">−</mo>
                    <mn>1,</mn>
                  </mrow>
                  <mi mathvariant="normal">γ</mi>
                </mrow>
              </msub>
            </mrow>
            <mo stretchy="false">⋅</mo>
            <mfrac>
              <msub>
                <mi>S</mi>
                <mi>n</mi>
              </msub>
              <msqrt>
                <mrow>
                  <mi>n</mi>
                  <mo stretchy="false">−</mo>
                  <mn>1</mn>
                </mrow>
              </msqrt>
            </mfrac>
          </mrow>
          <mi>,</mi>
          <mrow>
            <mrow>
              <mover accent="true">
                <mi>X</mi>
                <mo stretchy="false">¯</mo>
              </mover>
              <mo stretchy="false">+</mo>
              <msub>
                <mi>t</mi>
                <mrow>
                  <mrow>
                    <mi>n</mi>
                    <mo stretchy="false">−</mo>
                    <mn>1,</mn>
                  </mrow>
                  <mi mathvariant="normal">γ</mi>
                </mrow>
              </msub>
            </mrow>
            <mo stretchy="false">⋅</mo>
            <mfrac>
              <msub>
                <mi>S</mi>
                <mi>n</mi>
              </msub>
              <msqrt>
                <mrow>
                  <mi>n</mi>
                  <mo stretchy="false">−</mo>
                  <mn>1</mn>
                </mrow>
              </msqrt>
            </mfrac>
          </mrow>
        </mrow>
      </mrow>
      <mo fence="true" stretchy="true">]</mo>
    </mrow>
    <annotation encoding="StarMath 5.0">left[ {bar X - t sub{n-1, %igamma}} cdot {{S sub{n}} over {sqrt{n-1}}}, {bar X + t sub{n-1,%igamma}} cdot {{S sub{n}} over {sqrt{n-1}}} right]</annotation>
  </semantics>
</math>
</file>

<file path=Object 30/content.xml><?xml version="1.0" encoding="utf-8"?>
<math xmlns="http://www.w3.org/1998/Math/MathML" display="block">
  <semantics>
    <mrow>
      <mi mathvariant="italic">si</mi>
      <mrow>
        <mn>1</mn>
        <mo stretchy="false">−</mo>
        <mi mathvariant="italic">pchisq</mi>
      </mrow>
      <mrow>
        <mrow>
          <mo fence="true" stretchy="false">(</mo>
          <mrow>
            <mrow>
              <mi mathvariant="italic">EC</mi>
              <mi>,</mi>
              <mrow>
                <mi>n</mi>
                <mo stretchy="false">−</mo>
                <mn>1</mn>
              </mrow>
            </mrow>
          </mrow>
          <mo fence="true" stretchy="false">)</mo>
        </mrow>
        <mo stretchy="false">&gt;</mo>
        <mn>0,5</mn>
      </mrow>
      <mo stretchy="false">→</mo>
      <mrow>
        <mn>2</mn>
        <mo stretchy="false">⋅</mo>
        <mrow>
          <mi mathvariant="italic">pchisq</mi>
          <mrow>
            <mo fence="true" stretchy="false">(</mo>
            <mrow>
              <mrow>
                <mi mathvariant="italic">EC</mi>
                <mi>,</mi>
                <mrow>
                  <mi>n</mi>
                  <mo stretchy="false">−</mo>
                  <mn>1</mn>
                </mrow>
              </mrow>
            </mrow>
            <mo fence="true" stretchy="false">)</mo>
          </mrow>
        </mrow>
      </mrow>
      <mrow>
        <mo fence="true" stretchy="false">[</mo>
        <mrow>
          <mi mathvariant="italic">Bilateral</mi>
        </mrow>
        <mo fence="true" stretchy="false">]</mo>
      </mrow>
    </mrow>
    <annotation encoding="StarMath 5.0">si 1-pchisq(EC, n-1) &gt; 0,5 rightarrow {2}cdot{pchisq(EC, n-1)} [Bilateral]</annotation>
  </semantics>
</math>
</file>

<file path=Object 4/content.xml><?xml version="1.0" encoding="utf-8"?>
<math xmlns="http://www.w3.org/1998/Math/MathML" display="block">
  <semantics>
    <mrow>
      <mo fence="true" stretchy="true">[</mo>
      <mrow>
        <mrow>
          <mfrac>
            <mrow>
              <mi>n</mi>
              <mo stretchy="false">⋅</mo>
              <msubsup>
                <mi>S</mi>
                <mi>n</mi>
                <mn>2</mn>
              </msubsup>
            </mrow>
            <msub>
              <mi>v</mi>
              <mrow>
                <mrow>
                  <mi>n</mi>
                  <mo stretchy="false">−</mo>
                  <mn>1,</mn>
                </mrow>
                <mi mathvariant="normal">γ</mi>
              </mrow>
            </msub>
          </mfrac>
          <mi>,</mi>
          <mfrac>
            <mrow>
              <mi>n</mi>
              <mo stretchy="false">⋅</mo>
              <msubsup>
                <mi>S</mi>
                <mi>n</mi>
                <mn>2</mn>
              </msubsup>
            </mrow>
            <msub>
              <mi>u</mi>
              <mrow>
                <mrow>
                  <mi>n</mi>
                  <mo stretchy="false">−</mo>
                  <mn>1,</mn>
                </mrow>
                <mi mathvariant="normal">γ</mi>
              </mrow>
            </msub>
          </mfrac>
        </mrow>
      </mrow>
      <mo fence="true" stretchy="true">]</mo>
    </mrow>
    <annotation encoding="StarMath 5.0">left[{{n} cdot {S sub{n}^2}} over {v sub {n-1, %igamma}}, {{n} cdot {S sub{n}^2}} over {u sub {n-1, %igamma}} right]</annotation>
  </semantics>
</math>
</file>

<file path=Object 5/content.xml><?xml version="1.0" encoding="utf-8"?>
<math xmlns="http://www.w3.org/1998/Math/MathML" display="block">
  <semantics>
    <mrow>
      <mo fence="true" stretchy="true">[</mo>
      <mrow>
        <mrow>
          <mrow>
            <mrow>
              <mover accent="true">
                <mi>X</mi>
                <mo stretchy="false">¯</mo>
              </mover>
              <mo stretchy="false">−</mo>
              <msub>
                <mi>u</mi>
                <mi mathvariant="normal">γ</mi>
              </msub>
            </mrow>
            <mo stretchy="false">⋅</mo>
            <msqrt>
              <mfrac>
                <mrow>
                  <mover accent="true">
                    <mi>X</mi>
                    <mo stretchy="false">¯</mo>
                  </mover>
                  <mo stretchy="false">⋅</mo>
                  <mrow>
                    <mo fence="true" stretchy="false">(</mo>
                    <mrow>
                      <mrow>
                        <mn>1</mn>
                        <mo stretchy="false">−</mo>
                        <mover accent="true">
                          <mi>X</mi>
                          <mo stretchy="false">¯</mo>
                        </mover>
                      </mrow>
                    </mrow>
                    <mo fence="true" stretchy="false">)</mo>
                  </mrow>
                </mrow>
                <mi>n</mi>
              </mfrac>
            </msqrt>
          </mrow>
          <mi>,</mi>
          <mrow>
            <mrow>
              <mover accent="true">
                <mi>X</mi>
                <mo stretchy="false">¯</mo>
              </mover>
              <mo stretchy="false">+</mo>
              <msub>
                <mi>u</mi>
                <mi mathvariant="normal">γ</mi>
              </msub>
            </mrow>
            <mo stretchy="false">⋅</mo>
            <msqrt>
              <mfrac>
                <mrow>
                  <mover accent="true">
                    <mi>X</mi>
                    <mo stretchy="false">¯</mo>
                  </mover>
                  <mo stretchy="false">⋅</mo>
                  <mrow>
                    <mo fence="true" stretchy="false">(</mo>
                    <mrow>
                      <mrow>
                        <mn>1</mn>
                        <mo stretchy="false">−</mo>
                        <mover accent="true">
                          <mi>X</mi>
                          <mo stretchy="false">¯</mo>
                        </mover>
                      </mrow>
                    </mrow>
                    <mo fence="true" stretchy="false">)</mo>
                  </mrow>
                </mrow>
                <mi>n</mi>
              </mfrac>
            </msqrt>
          </mrow>
        </mrow>
      </mrow>
      <mo fence="true" stretchy="true">]</mo>
    </mrow>
    <annotation encoding="StarMath 5.0">left[ {bar X - u sub{%igamma}} cdot {sqrt{ {{bar X} cdot {(1- bar X)}} over {n} }}, {bar X + u sub{%igamma}} cdot {sqrt{ {{bar X} cdot {(1- bar X)}} over {n} }} right]</annotation>
  </semantics>
</math>
</file>

<file path=Object 6/content.xml><?xml version="1.0" encoding="utf-8"?>
<math xmlns="http://www.w3.org/1998/Math/MathML" display="block">
  <semantics>
    <mrow>
      <mo fence="true" stretchy="true">[</mo>
      <mrow>
        <mrow>
          <mrow>
            <mrow>
              <mover accent="true">
                <mi>X</mi>
                <mo stretchy="false">¯</mo>
              </mover>
              <mo stretchy="false">−</mo>
              <msub>
                <mi>u</mi>
                <mi mathvariant="normal">γ</mi>
              </msub>
            </mrow>
            <mo stretchy="false">⋅</mo>
            <mfrac>
              <msub>
                <mi>S</mi>
                <mi>n</mi>
              </msub>
              <msqrt>
                <mrow>
                  <mi>n</mi>
                  <mo stretchy="false">−</mo>
                  <mn>1</mn>
                </mrow>
              </msqrt>
            </mfrac>
          </mrow>
          <mi>,</mi>
          <mrow>
            <mrow>
              <mover accent="true">
                <mi>X</mi>
                <mo stretchy="false">¯</mo>
              </mover>
              <mo stretchy="false">+</mo>
              <msub>
                <mi>u</mi>
                <mi mathvariant="normal">γ</mi>
              </msub>
            </mrow>
            <mo stretchy="false">⋅</mo>
            <mfrac>
              <msub>
                <mi>S</mi>
                <mi>n</mi>
              </msub>
              <msqrt>
                <mrow>
                  <mi>n</mi>
                  <mo stretchy="false">−</mo>
                  <mn>1</mn>
                </mrow>
              </msqrt>
            </mfrac>
          </mrow>
        </mrow>
      </mrow>
      <mo fence="true" stretchy="true">]</mo>
    </mrow>
    <annotation encoding="StarMath 5.0">left[ {bar X - u sub{%igamma}} cdot {{S sub{n}} over {sqrt{n-1}}}, {bar X + u sub{%igamma}} cdot {{S sub{n}} over {sqrt{n-1}}} right]</annotation>
  </semantics>
</math>
</file>

<file path=Object 7/content.xml><?xml version="1.0" encoding="utf-8"?>
<math xmlns="http://www.w3.org/1998/Math/MathML" display="block">
  <semantics>
    <mrow>
      <mo fence="true" stretchy="true">[</mo>
      <mrow>
        <mrow>
          <mrow>
            <mrow>
              <mover accent="true">
                <mi>X</mi>
                <mo stretchy="false">¯</mo>
              </mover>
              <mo stretchy="false">−</mo>
              <msub>
                <mi>t</mi>
                <mrow>
                  <mrow>
                    <mi>n</mi>
                    <mo stretchy="false">−</mo>
                    <mn>1,</mn>
                  </mrow>
                  <mi mathvariant="normal">γ</mi>
                </mrow>
              </msub>
            </mrow>
            <mo stretchy="false">⋅</mo>
            <mfrac>
              <msub>
                <mi>S</mi>
                <mi>n</mi>
              </msub>
              <msqrt>
                <mrow>
                  <mi>n</mi>
                  <mo stretchy="false">−</mo>
                  <mn>1</mn>
                </mrow>
              </msqrt>
            </mfrac>
          </mrow>
          <mi>,</mi>
          <mrow>
            <mrow>
              <mover accent="true">
                <mi>X</mi>
                <mo stretchy="false">¯</mo>
              </mover>
              <mo stretchy="false">+</mo>
              <msub>
                <mi>t</mi>
                <mrow>
                  <mrow>
                    <mi>n</mi>
                    <mo stretchy="false">−</mo>
                    <mn>1,</mn>
                  </mrow>
                  <mi mathvariant="normal">γ</mi>
                </mrow>
              </msub>
            </mrow>
            <mo stretchy="false">⋅</mo>
            <mfrac>
              <msub>
                <mi>S</mi>
                <mi>n</mi>
              </msub>
              <msqrt>
                <mrow>
                  <mi>n</mi>
                  <mo stretchy="false">−</mo>
                  <mn>1</mn>
                </mrow>
              </msqrt>
            </mfrac>
          </mrow>
        </mrow>
      </mrow>
      <mo fence="true" stretchy="true">]</mo>
    </mrow>
    <annotation encoding="StarMath 5.0">left[ {bar X - t sub{n-1, %igamma}} cdot {{S sub{n}} over {sqrt{n-1}}}, {bar X + t sub{n-1,%igamma}} cdot {{S sub{n}} over {sqrt{n-1}}} right]</annotation>
  </semantics>
</math>
</file>

<file path=Object 8/content.xml><?xml version="1.0" encoding="utf-8"?>
<math xmlns="http://www.w3.org/1998/Math/MathML" display="block">
  <semantics>
    <mrow>
      <mo fence="true" stretchy="true">[</mo>
      <mrow>
        <mrow>
          <mrow>
            <mrow>
              <mover accent="true">
                <mi>X</mi>
                <mo stretchy="false">¯</mo>
              </mover>
              <mo stretchy="false">−</mo>
              <mover accent="true">
                <mi>Y</mi>
                <mo stretchy="false">¯</mo>
              </mover>
              <mo stretchy="false">−</mo>
              <msub>
                <mi>u</mi>
                <mi mathvariant="normal">γ</mi>
              </msub>
            </mrow>
            <mo stretchy="false">⋅</mo>
            <msqrt>
              <mrow>
                <mo fence="true" stretchy="true">(</mo>
                <mrow>
                  <mrow>
                    <mfrac>
                      <msubsup>
                        <mi>σ</mi>
                        <mi>x</mi>
                        <mn>2</mn>
                      </msubsup>
                      <mi>n</mi>
                    </mfrac>
                    <mo stretchy="false">+</mo>
                    <mfrac>
                      <msubsup>
                        <mi>σ</mi>
                        <mi>y</mi>
                        <mn>2</mn>
                      </msubsup>
                      <mi>m</mi>
                    </mfrac>
                  </mrow>
                </mrow>
                <mo fence="true" stretchy="true">)</mo>
              </mrow>
            </msqrt>
          </mrow>
          <mi>,</mi>
          <mrow>
            <mrow>
              <mover accent="true">
                <mi>X</mi>
                <mo stretchy="false">¯</mo>
              </mover>
              <mo stretchy="false">−</mo>
              <mover accent="true">
                <mi>Y</mi>
                <mo stretchy="false">¯</mo>
              </mover>
              <mo stretchy="false">+</mo>
              <msub>
                <mi>u</mi>
                <mi mathvariant="normal">γ</mi>
              </msub>
            </mrow>
            <mo stretchy="false">⋅</mo>
            <msqrt>
              <mrow>
                <mo fence="true" stretchy="true">(</mo>
                <mrow>
                  <mrow>
                    <mfrac>
                      <msubsup>
                        <mi>σ</mi>
                        <mi>x</mi>
                        <mn>2</mn>
                      </msubsup>
                      <mi>n</mi>
                    </mfrac>
                    <mo stretchy="false">+</mo>
                    <mfrac>
                      <msubsup>
                        <mi>σ</mi>
                        <mi>y</mi>
                        <mn>2</mn>
                      </msubsup>
                      <mi>m</mi>
                    </mfrac>
                  </mrow>
                </mrow>
                <mo fence="true" stretchy="true">)</mo>
              </mrow>
            </msqrt>
          </mrow>
        </mrow>
      </mrow>
      <mo fence="true" stretchy="true">]</mo>
    </mrow>
    <annotation encoding="StarMath 5.0">left[ {bar X - bar Y - u sub{%igamma}} cdot {sqrt{left({σ sub{x}^2} over {n} + {σ sub{y}^2} over {m} right)}}, {bar X - bar Y + u sub{%igamma}} cdot {sqrt{left({σ sub{x}^2} over {n} + {σ sub{y}^2} over {m} right)}} right]</annotation>
  </semantics>
</math>
</file>

<file path=Object 9/content.xml><?xml version="1.0" encoding="utf-8"?>
<math xmlns="http://www.w3.org/1998/Math/MathML" display="block">
  <semantics>
    <mrow>
      <mo fence="true" stretchy="true">[</mo>
      <mrow>
        <mrow>
          <mrow>
            <mrow>
              <mover accent="true">
                <mi>X</mi>
                <mo stretchy="false">¯</mo>
              </mover>
              <mo stretchy="false">−</mo>
              <mover accent="true">
                <mi>Y</mi>
                <mo stretchy="false">¯</mo>
              </mover>
              <mo stretchy="false">−</mo>
              <msub>
                <mi>t</mi>
                <mrow>
                  <mrow>
                    <mi>n</mi>
                    <mo stretchy="false">+</mo>
                    <mi>m</mi>
                    <mo stretchy="false">−</mo>
                    <mn>2,</mn>
                  </mrow>
                  <mi mathvariant="normal">γ</mi>
                </mrow>
              </msub>
            </mrow>
            <mo stretchy="false">⋅</mo>
            <msqrt>
              <mfrac>
                <mrow>
                  <mrow>
                    <mo fence="true" stretchy="false">(</mo>
                    <mrow>
                      <mrow>
                        <mi>n</mi>
                        <mo stretchy="false">+</mo>
                        <mi>m</mi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n</mi>
                        <mo stretchy="false">⋅</mo>
                        <mrow>
                          <msubsup>
                            <mi>S</mi>
                            <mi>x</mi>
                            <mn>2</mn>
                          </msubsup>
                          <mo stretchy="false">+</mo>
                          <mrow>
                            <mi>m</mi>
                            <mo stretchy="false">⋅</mo>
                            <msubsup>
                              <mi>S</mi>
                              <mi>y</mi>
                              <mn>2</mn>
                            </msubsup>
                          </mrow>
                        </mrow>
                      </mrow>
                    </mrow>
                    <mo fence="true" stretchy="false">)</mo>
                  </mrow>
                </mrow>
                <mrow>
                  <mi>n</mi>
                  <mo stretchy="false">⋅</mo>
                  <mi>m</mi>
                  <mo stretchy="false">⋅</mo>
                  <mrow>
                    <mo fence="true" stretchy="false">(</mo>
                    <mrow>
                      <mrow>
                        <mi>n</mi>
                        <mo stretchy="false">+</mo>
                        <mi>m</mi>
                        <mo stretchy="false">−</mo>
                        <mn>2</mn>
                      </mrow>
                    </mrow>
                    <mo fence="true" stretchy="false">)</mo>
                  </mrow>
                </mrow>
              </mfrac>
            </msqrt>
          </mrow>
          <mi>,</mi>
          <mrow>
            <mrow>
              <mover accent="true">
                <mi>X</mi>
                <mo stretchy="false">¯</mo>
              </mover>
              <mo stretchy="false">−</mo>
              <mover accent="true">
                <mi>Y</mi>
                <mo stretchy="false">¯</mo>
              </mover>
              <mo stretchy="false">+</mo>
              <msub>
                <mi>t</mi>
                <mrow>
                  <mrow>
                    <mi>n</mi>
                    <mo stretchy="false">+</mo>
                    <mi>m</mi>
                    <mo stretchy="false">−</mo>
                    <mn>2,</mn>
                  </mrow>
                  <mi mathvariant="normal">γ</mi>
                </mrow>
              </msub>
            </mrow>
            <mo stretchy="false">⋅</mo>
            <msqrt>
              <mfrac>
                <mrow>
                  <mrow>
                    <mo fence="true" stretchy="false">(</mo>
                    <mrow>
                      <mrow>
                        <mi>n</mi>
                        <mo stretchy="false">+</mo>
                        <mi>m</mi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n</mi>
                        <mo stretchy="false">⋅</mo>
                        <mrow>
                          <msubsup>
                            <mi>S</mi>
                            <mi>x</mi>
                            <mn>2</mn>
                          </msubsup>
                          <mo stretchy="false">+</mo>
                          <mrow>
                            <mi>m</mi>
                            <mo stretchy="false">⋅</mo>
                            <msubsup>
                              <mi>S</mi>
                              <mi>y</mi>
                              <mn>2</mn>
                            </msubsup>
                          </mrow>
                        </mrow>
                      </mrow>
                    </mrow>
                    <mo fence="true" stretchy="false">)</mo>
                  </mrow>
                </mrow>
                <mrow>
                  <mi>n</mi>
                  <mo stretchy="false">⋅</mo>
                  <mi>m</mi>
                  <mo stretchy="false">⋅</mo>
                  <mrow>
                    <mo fence="true" stretchy="false">(</mo>
                    <mrow>
                      <mrow>
                        <mi>n</mi>
                        <mo stretchy="false">+</mo>
                        <mi>m</mi>
                        <mo stretchy="false">−</mo>
                        <mn>2</mn>
                      </mrow>
                    </mrow>
                    <mo fence="true" stretchy="false">)</mo>
                  </mrow>
                </mrow>
              </mfrac>
            </msqrt>
          </mrow>
        </mrow>
      </mrow>
      <mo fence="true" stretchy="true">]</mo>
    </mrow>
    <annotation encoding="StarMath 5.0">left[ {bar X - bar Y - t sub{n+m-2, %igamma}} cdot {sqrt{ {(n+m)({n}cdot{S sub{x}^2 + {m}cdot{S sub{y}^2}})} over {{n}cdot{m} cdot {(n+m-2)}}}}, {bar X - bar Y + t sub{n+m-2, %igamma}} cdot {sqrt{ {(n+m)({n}cdot{S sub{x}^2 + {m}cdot{S sub{y}^2}})} over {{n}cdot{m} cdot {(n+m-2)}}}} right]</annotation>
  </semantics>
</math>
</file>